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№ опыта</text:p>
          </table:table-cell>
          <table:table-cell office:value-type="string" calcext:value-type="string">
            <text:p>a, мм</text:p>
          </table:table-cell>
          <table:table-cell office:value-type="string" calcext:value-type="string">
            <text:p>x_ц, м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_n, с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g, \frac{м}{с^2}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office:value-type="float" office:value="31.3" calcext:value-type="float">
            <text:p>31,3</text:p>
          </table:table-cell>
          <table:table-cell table:formula="of:=[.E2]/[.D2]" office:value-type="float" office:value="1.565" calcext:value-type="float">
            <text:p>1,565</text:p>
          </table:table-cell>
          <table:table-cell table:formula="of:=4*PI()*PI()*(1/12+([.B2]/1000)^2)/(([.F2]^2)*(1+72.3/870.6)*([.B2]/1000-(0.501-[.C2]/1000)))" office:value-type="float" office:value="9.69362235062818" calcext:value-type="float">
            <text:p>9,69362235062818</text:p>
          </table:table-cell>
          <table:table-cell table:formula="of:=4*PI()*PI()*(1/12+([.B2]/1000)^2)/([.F2]^2*[.B2]/1000)" office:value-type="float" office:value="9.6330611973111" calcext:value-type="float">
            <text:p>9,6330611973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30.78" calcext:value-type="float">
            <text:p>30,78</text:p>
          </table:table-cell>
          <table:table-cell table:formula="of:=[.E3]/[.D3]" office:value-type="float" office:value="1.539" calcext:value-type="float">
            <text:p>1,539</text:p>
          </table:table-cell>
          <table:table-cell table:formula="of:=4*PI()*PI()*(1/12+([.B3]/1000)^2)/(([.F3]^2)*(1+72.3/870.6)*([.B3]/1000-(0.501-[.C3]/1000)))" office:value-type="float" office:value="9.75777771807363" calcext:value-type="float">
            <text:p>9,75777771807363</text:p>
          </table:table-cell>
          <table:table-cell table:formula="of:=4*PI()*PI()*(1/12+([.B3]/1000)^2)/([.F3]^2*[.B3]/1000)" office:value-type="float" office:value="9.68744684835055" calcext:value-type="float">
            <text:p>9,68744684835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float" office:value="30.64" calcext:value-type="float">
            <text:p>30,64</text:p>
          </table:table-cell>
          <table:table-cell table:formula="of:=[.E4]/[.D4]" office:value-type="float" office:value="1.532" calcext:value-type="float">
            <text:p>1,532</text:p>
          </table:table-cell>
          <table:table-cell table:formula="of:=4*PI()*PI()*(1/12+([.B4]/1000)^2)/(([.F4]^2)*(1+72.3/870.6)*([.B4]/1000-(0.501-[.C4]/1000)))" office:value-type="float" office:value="9.7696472604814" calcext:value-type="float">
            <text:p>9,7696472604814</text:p>
          </table:table-cell>
          <table:table-cell table:formula="of:=4*PI()*PI()*(1/12+([.B4]/1000)^2)/([.F4]^2*[.B4]/1000)" office:value-type="float" office:value="9.71492030976404" calcext:value-type="float">
            <text:p>9,71492030976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office:value-type="float" office:value="30.68" calcext:value-type="float">
            <text:p>30,68</text:p>
          </table:table-cell>
          <table:table-cell table:formula="of:=[.E5]/[.D5]" office:value-type="float" office:value="1.534" calcext:value-type="float">
            <text:p>1,534</text:p>
          </table:table-cell>
          <table:table-cell table:formula="of:=4*PI()*PI()*(1/12+([.B5]/1000)^2)/(([.F5]^2)*(1+72.3/870.6)*([.B5]/1000-(0.501-[.C5]/1000)))" office:value-type="float" office:value="9.77010529627384" calcext:value-type="float">
            <text:p>9,77010529627384</text:p>
          </table:table-cell>
          <table:table-cell table:formula="of:=4*PI()*PI()*(1/12+([.B5]/1000)^2)/([.F5]^2*[.B5]/1000)" office:value-type="float" office:value="9.7128466121697" calcext:value-type="float">
            <text:p>9,7128466121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30.7" calcext:value-type="float">
            <text:p>30,7</text:p>
          </table:table-cell>
          <table:table-cell table:formula="of:=[.E6]/[.D6]" office:value-type="float" office:value="1.535" calcext:value-type="float">
            <text:p>1,535</text:p>
          </table:table-cell>
          <table:table-cell table:formula="of:=4*PI()*PI()*(1/12+([.B6]/1000)^2)/(([.F6]^2)*(1+72.3/870.6)*([.B6]/1000-(0.501-[.C6]/1000)))" office:value-type="float" office:value="9.81656290117631" calcext:value-type="float">
            <text:p>9,81656290117631</text:p>
          </table:table-cell>
          <table:table-cell table:formula="of:=4*PI()*PI()*(1/12+([.B6]/1000)^2)/([.F6]^2*[.B6]/1000)" office:value-type="float" office:value="9.75278456783339" calcext:value-type="float">
            <text:p>9,75278456783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481" calcext:value-type="float">
            <text:p>481</text:p>
          </table:table-cell>
          <table:table-cell office:value-type="float" office:value="20" calcext:value-type="float">
            <text:p>20</text:p>
          </table:table-cell>
          <table:table-cell office:value-type="float" office:value="30.76" calcext:value-type="float">
            <text:p>30,76</text:p>
          </table:table-cell>
          <table:table-cell table:formula="of:=[.E7]/[.D7]" office:value-type="float" office:value="1.538" calcext:value-type="float">
            <text:p>1,538</text:p>
          </table:table-cell>
          <table:table-cell table:formula="of:=4*PI()*PI()*(1/12+([.B7]/1000)^2)/(([.F7]^2)*(1+72.3/870.6)*([.B7]/1000-(0.501-[.C7]/1000)))" office:value-type="float" office:value="9.81839540702978" calcext:value-type="float">
            <text:p>9,81839540702978</text:p>
          </table:table-cell>
          <table:table-cell table:formula="of:=4*PI()*PI()*(1/12+([.B7]/1000)^2)/([.F7]^2*[.B7]/1000)" office:value-type="float" office:value="9.7657122771998" calcext:value-type="float">
            <text:p>9,76571227719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81" calcext:value-type="float">
            <text:p>481</text:p>
          </table:table-cell>
          <table:table-cell office:value-type="float" office:value="20" calcext:value-type="float">
            <text:p>20</text:p>
          </table:table-cell>
          <table:table-cell office:value-type="float" office:value="30.9" calcext:value-type="float">
            <text:p>30,9</text:p>
          </table:table-cell>
          <table:table-cell table:formula="of:=[.E8]/[.D8]" office:value-type="float" office:value="1.545" calcext:value-type="float">
            <text:p>1,545</text:p>
          </table:table-cell>
          <table:table-cell table:formula="of:=4*PI()*PI()*(1/12+([.B8]/1000)^2)/(([.F8]^2)*(1+72.3/870.6)*([.B8]/1000-(0.501-[.C8]/1000)))" office:value-type="float" office:value="9.84124371518264" calcext:value-type="float">
            <text:p>9,84124371518264</text:p>
          </table:table-cell>
          <table:table-cell table:formula="of:=4*PI()*PI()*(1/12+([.B8]/1000)^2)/([.F8]^2*[.B8]/1000)" office:value-type="float" office:value="9.75141316233279" calcext:value-type="float">
            <text:p>9,75141316233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482" calcext:value-type="float">
            <text:p>482</text:p>
          </table:table-cell>
          <table:table-cell office:value-type="float" office:value="20" calcext:value-type="float">
            <text:p>20</text:p>
          </table:table-cell>
          <table:table-cell office:value-type="float" office:value="31.06" calcext:value-type="float">
            <text:p>31,06</text:p>
          </table:table-cell>
          <table:table-cell table:formula="of:=[.E9]/[.D9]" office:value-type="float" office:value="1.553" calcext:value-type="float">
            <text:p>1,553</text:p>
          </table:table-cell>
          <table:table-cell table:formula="of:=4*PI()*PI()*(1/12+([.B9]/1000)^2)/(([.F9]^2)*(1+72.3/870.6)*([.B9]/1000-(0.501-[.C9]/1000)))" office:value-type="float" office:value="9.84300302527057" calcext:value-type="float">
            <text:p>9,84300302527057</text:p>
          </table:table-cell>
          <table:table-cell table:formula="of:=4*PI()*PI()*(1/12+([.B9]/1000)^2)/([.F9]^2*[.B9]/1000)" office:value-type="float" office:value="9.75619414908931" calcext:value-type="float">
            <text:p>9,756194149089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office:value-type="float" office:value="31.37" calcext:value-type="float">
            <text:p>31,37</text:p>
          </table:table-cell>
          <table:table-cell table:formula="of:=[.E10]/[.D10]" office:value-type="float" office:value="1.5685" calcext:value-type="float">
            <text:p>1,5685</text:p>
          </table:table-cell>
          <table:table-cell table:formula="of:=4*PI()*PI()*(1/12+([.B10]/1000)^2)/(([.F10]^2)*(1+72.3/870.6)*([.B10]/1000-(0.501-[.C10]/1000)))" office:value-type="float" office:value="9.79697299452076" calcext:value-type="float">
            <text:p>9,79697299452076</text:p>
          </table:table-cell>
          <table:table-cell table:formula="of:=4*PI()*PI()*(1/12+([.B10]/1000)^2)/([.F10]^2*[.B10]/1000)" office:value-type="float" office:value="9.70967632541168" calcext:value-type="float">
            <text:p>9,7096763254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485" calcext:value-type="float">
            <text:p>485</text:p>
          </table:table-cell>
          <table:table-cell office:value-type="float" office:value="20" calcext:value-type="float">
            <text:p>20</text:p>
          </table:table-cell>
          <table:table-cell office:value-type="float" office:value="31.87" calcext:value-type="float">
            <text:p>31,87</text:p>
          </table:table-cell>
          <table:table-cell table:formula="of:=[.E11]/[.D11]" office:value-type="float" office:value="1.5935" calcext:value-type="float">
            <text:p>1,5935</text:p>
          </table:table-cell>
          <table:table-cell table:formula="of:=4*PI()*PI()*(1/12+([.B11]/1000)^2)/(([.F11]^2)*(1+72.3/870.6)*([.B11]/1000-(0.501-[.C11]/1000)))" office:value-type="float" office:value="9.77955391389193" calcext:value-type="float">
            <text:p>9,77955391389193</text:p>
          </table:table-cell>
          <table:table-cell table:formula="of:=4*PI()*PI()*(1/12+([.B11]/1000)^2)/([.F11]^2*[.B11]/1000)" office:value-type="float" office:value="9.71363936501025" calcext:value-type="float">
            <text:p>9,7136393650102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25^2" office:value-type="float" office:value="625" calcext:value-type="float">
            <text:p>625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9.694" calcext:value-type="float">
            <text:p>9,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58" calcext:value-type="float">
            <text:p>9,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7" calcext:value-type="float">
            <text:p>9,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7" calcext:value-type="float">
            <text:p>9,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817" calcext:value-type="float">
            <text:p>9,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818" calcext:value-type="float">
            <text:p>9,8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9.8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9.8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9.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8" calcext:value-type="float">
            <text:p>9,7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9.789" calcext:value-type="float">
            <text:p>9,789</text:p>
          </table:table-cell>
          <table:table-cell table:number-columns-repeated="6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5:08:39.090866803</meta:creation-date>
    <dc:date>2025-10-04T16:54:07.668214741</dc:date>
    <meta:editing-duration>PT58M33S</meta:editing-duration>
    <meta:editing-cycles>1</meta:editing-cycles>
    <meta:document-statistic meta:table-count="1" meta:cell-count="99" meta:object-count="0"/>
    <meta:generator>LibreOffice/25.8.1.1$Linux_X86_64 LibreOffice_project/580$Build-1</meta:generator>
  </office:meta>
</office:document-meta>
</file>